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d32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fill="solid" draw:fill-color="#ffd320" draw:textarea-horizontal-align="justify" draw:textarea-vertical-align="middle" draw:auto-grow-height="false" style:run-through="foreground"/>
    </style:style>
    <style:style style:name="gr7" style:family="graphic">
      <style:graphic-properties draw:fill="solid" draw:fill-color="#c5000b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0" draw:style-name="gr5"><draw:custom-shape draw:style-name="gr6" svg:width="0.5213in" svg:height="0.3335in" svg:x="0.9988in" svg:y="1.5571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7" svg:width="0.9276in" svg:height="0.7815in" svg:x="0.8008in" svg:y="1.328in"><text:p/>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<draw:equation draw:name="f0" draw:formula="$0 "/><draw:equation draw:name="f1" draw:formula="21600-$0 "/><draw:equation draw:name="f2" draw:formula="10800-$0 "/><draw:equation draw:name="f3" draw:formula="$0 /2"/><draw:equation draw:name="f4" draw:formula="sqrt(?f2 *?f2 -?f3 *?f3 )"/><draw:equation draw:name="f5" draw:formula="10800-?f3 "/><draw:equation draw:name="f6" draw:formula="10800+?f3 "/><draw:equation draw:name="f7" draw:formula="10800-?f4 "/><draw:equation draw:name="f8" draw:formula="10800+?f4 "/><draw:equation draw:name="f9" draw:formula="(cos(45*(pi/180))*(?f5 -10800)+sin(45*(pi/180))*(?f7 -10800))+10800"/><draw:equation draw:name="f10" draw:formula="-(sin(45*(pi/180))*(?f5 -10800)-cos(45*(pi/180))*(?f7 -10800))+10800"/><draw:equation draw:name="f11" draw:formula="(cos(45*(pi/180))*(?f5 -10800)+sin(45*(pi/180))*(?f8 -10800))+10800"/><draw:equation draw:name="f12" draw:formula="-(sin(45*(pi/180))*(?f5 -10800)-cos(45*(pi/180))*(?f8 -10800))+10800"/><draw:equation draw:name="f13" draw:formula="(cos(45*(pi/180))*(?f6 -10800)+sin(45*(pi/180))*(?f8 -10800))+10800"/><draw:equation draw:name="f14" draw:formula="-(sin(45*(pi/180))*(?f6 -10800)-cos(45*(pi/180))*(?f8 -10800))+10800"/><draw:equation draw:name="f15" draw:formula="(cos(45*(pi/180))*(?f6 -10800)+sin(45*(pi/180))*(?f7 -10800))+10800"/><draw:equation draw:name="f16" draw:formula="-(sin(45*(pi/180))*(?f6 -10800)-cos(45*(pi/180))*(?f7 -10800))+10800"/><draw:handle draw:handle-position="$0 10800" draw:handle-range-x-minimum="0" draw:handle-range-x-maximum="7200"/></draw:enhanced-geometry></draw:custom-shape></draw:g><draw:custom-shape text:anchor-type="paragraph" draw:z-index="0" draw:style-name="gr1" draw:text-style-name="P1" svg:width="1.365in" svg:height="0.6461in" svg:x="1.728in" svg:y="-0.4846in"><text:p text:style-name="P1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style-name="gr2" draw:text-style-name="P1" svg:x1="2.4256in" svg:y1="0.161in" svg:x2="2.4256in" svg:y2="0.5154in"><text:p/></draw:line><draw:custom-shape text:anchor-type="paragraph" draw:z-index="2" draw:style-name="gr3" svg:width="1.2921in" svg:height="0.4898in" svg:x="1.7799in" svg:y="0.2965in"><text:p text:style-name="P1">Stand U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2" draw:text-style-name="P1" svg:x1="2.4256in" svg:y1="1.0154in" svg:x2="2.4256in" svg:y2="0.7862in"><text:p/></draw:line><draw:custom-shape text:anchor-type="paragraph" draw:z-index="4" draw:style-name="gr3" svg:width="1.2504in" svg:height="0.4587in" svg:x="1.8217in" svg:y="1.0047in"><text:p text:style-name="P1">Take a Ste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3" svg:width="1.1252in" svg:height="0.9898in" svg:x="1.8839in" svg:y="1.6091in"><text:p text:style-name="P1">IANTS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style-name="gr2" draw:text-style-name="P1" svg:x1="2.4362in" svg:y1="1.4634in" svg:x2="2.4362in" svg:y2="1.8177in"><text:p/></draw:line><draw:line text:anchor-type="paragraph" draw:z-index="7" draw:style-name="gr2" draw:text-style-name="P1" svg:x1="4.3528in" svg:y1="2.1091in" svg:x2="3.0091in" svg:y2="2.1091in"><text:p/></draw:line><draw:custom-shape text:anchor-type="paragraph" draw:z-index="8" draw:style-name="gr4" svg:width="0.7189in" svg:height="0.4378in" svg:x="3.2693in" svg:y="1.6091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9" draw:style-name="gr2" draw:text-style-name="P1" svg:x1="1.8843in" svg:y1="2.1091in" svg:x2="0.8945in" svg:y2="2.1091in"><text:p/></draw:line><draw:line text:anchor-type="paragraph" draw:z-index="11" draw:style-name="gr2" draw:text-style-name="P1" svg:x1="4.3319in" svg:y1="0.9425in" svg:x2="4.3528in" svg:y2="2.1091in"><text:p/></draw:line><draw:line text:anchor-type="paragraph" draw:z-index="12" draw:style-name="gr2" draw:text-style-name="P1" svg:x1="4.3319in" svg:y1="0.9421in" svg:x2="2.4256in" svg:y2="0.9319in"><text:p/></draw:line><draw:line text:anchor-type="paragraph" draw:z-index="13" draw:style-name="gr2" draw:text-style-name="P1" svg:x1="0.8945in" svg:y1="2.1091in" svg:x2="0.8945in" svg:y2="2.9634in"><text:p/></draw:line><draw:line text:anchor-type="paragraph" draw:z-index="14" draw:style-name="gr2" draw:text-style-name="P1" svg:x1="1.8843in" svg:y1="2.9634in" svg:x2="0.8945in" svg:y2="2.9634in"><text:p/></draw:line><draw:custom-shape text:anchor-type="paragraph" draw:z-index="15" draw:style-name="gr3" svg:width="1.2504in" svg:height="0.4587in" svg:x="1.8736in" svg:y="2.7028in"><text:p text:style-name="P1">Turn right 90de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style-name="gr2" draw:text-style-name="P1" svg:x1="2.4571in" svg:y1="3.161in" svg:x2="2.4571in" svg:y2="3.5154in"><text:p/></draw:line><draw:custom-shape text:anchor-type="paragraph" draw:z-index="17" draw:style-name="gr3" svg:width="1.2504in" svg:height="0.4587in" svg:x="1.8634in" svg:y="3.4945in"><text:p text:style-name="P1">Turn right 90de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style-name="gr1" draw:text-style-name="P1" svg:width="1.7921in" svg:height="0.615in" svg:x="1.5925in" svg:y="4.911in"><text:p text:style-name="P1"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3" svg:width="1.2504in" svg:height="0.4587in" svg:x="1.8528in" svg:y="4.2339in"><text:p text:style-name="P1">Sit Dow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" draw:style-name="gr2" draw:text-style-name="P1" svg:x1="2.4465in" svg:y1="3.9528in" svg:x2="2.4465in" svg:y2="4.3071in"><text:p/></draw:line><draw:line text:anchor-type="paragraph" draw:z-index="19" draw:style-name="gr2" draw:text-style-name="P1" svg:x1="2.4465in" svg:y1="4.6925in" svg:x2="2.4465in" svg:y2="5.0469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ncing Gnome</meta:initial-creator>
    <meta:creation-date>2014-03-19T21:30:15.780145736</meta:creation-date>
    <dc:date>2014-03-19T21:50:26.283612490</dc:date>
    <dc:creator>Bouncing Gnome</dc:creator>
    <meta:editing-duration>PT4M5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1.3.2$Linux_x86 LibreOffice_project/410m0$Build-2</meta:generator>
  </office:meta>
</office:document-meta>
</file>